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-color="#00ffff" draw:textarea-horizontal-align="justify" draw:textarea-vertical-align="middle" draw:auto-grow-height="false" fo:padding-top="0.15cm" fo:padding-bottom="0.15cm" fo:padding-left="0.275cm" fo:padding-right="0.275cm" draw:shadow-offset-x="0.305cm" draw:shadow-offset-y="0.305cm"/>
    </style:style>
    <style:style style:name="gr2" style:family="graphic" style:parent-style-name="standard">
      <style:graphic-properties svg:stroke-width="0.051cm" svg:stroke-color="#ff0000" draw:marker-start-width="0.381cm" draw:marker-end-width="0.381cm" draw:fill-color="#ffb515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fill-color="#355e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8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10.16cm" svg:x="6.08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1.905cm" svg:x="5.181cm" svg:y="5.1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5.181cm" svg:y="15.2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15.281cm" svg:y="5.1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15.281cm" svg:y="15.2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0.635cm" svg:height="0.635cm" svg:x="7.35cm" svg:y="14.3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14.335cm" svg:y="14.3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1.905cm" svg:x="10.208cm" svg:y="5.1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10.209cm" svg:y="15.28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10.208cm" svg:y="10.20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15.309cm" svg:y="10.20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5.209cm" svg:y="10.20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0.635cm" svg:height="0.635cm" svg:x="12.43cm" svg:y="14.3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9.255cm" svg:y="14.3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7.35cm" svg:y="12.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14.335cm" svg:y="12.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12.43cm" svg:y="12.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9.255cm" svg:y="12.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7.35cm" svg:y="9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14.335cm" svg:y="9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12.43cm" svg:y="9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9.255cm" svg:y="9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7.35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14.335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12.43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9.255cm" svg:y="7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6.716cm" svg:y="16.87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0.508cm" svg:height="0.508cm" svg:x="7.116cm" svg:y="18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6.55cm" svg:height="1.07cm" svg:x="8.421cm" svg:y="17.075cm">
          <draw:text-box>
            <text:p>= Kinematic DOF</text:p>
          </draw:text-box>
        </draw:frame>
        <draw:frame draw:style-name="gr4" draw:layer="layout" svg:width="7.82cm" svg:height="1.07cm" svg:x="8.421cm" svg:y="18.375cm">
          <draw:text-box>
            <text:p>= Thermodynamic DO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20T14:18:36</meta:creation-date>
    <dc:date>2010-01-20T15:57:54</dc:date>
    <meta:editing-duration>PT01H08M01S</meta:editing-duration>
    <meta:editing-cycles>8</meta:editing-cycles>
    <meta:generator>OpenOffice.org/3.1$Linux OpenOffice.org_project/310m19$Build-9420</meta:generator>
    <meta:document-statistic meta:object-count="30"/>
  </office:meta>
</office:document-meta>
</file>